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F0000000438E2BB8DE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1pt" style:font-size-asian="9.60000038146973pt" style:font-size-complex="11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6.9252in" svg:height="1.9472in" draw:z-index="0"><draw:image xlink:href="Pictures/1000000100000F0000000438E2BB8DE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5T13:00:45.190814800</meta:creation-date>
    <dc:title>Basic</dc:title>
    <meta:editing-cycles>2</meta:editing-cycles>
    <meta:generator>LibreOffice/25.2.7.2$Windows_X86_64 LibreOffice_project/5cbfd1ab6520636bb5f7b99185aa69bd7456825d</meta:generator>
    <meta:editing-duration>PT23S</meta:editing-duration>
    <dc:date>2025-12-05T13:01:08.088622300</dc:date>
    <meta:document-statistic meta:table-count="0" meta:image-count="1" meta:object-count="0" meta:page-count="1" meta:paragraph-count="0" meta:word-count="0" meta:character-count="0" meta:non-whitespace-character-count="0"/>
    <meta:template xlink:type="simple" xlink:actuate="onRequest" xlink:title="Basic" xlink:href="file:///C:/Users/ume/AppData/Roaming/LibreOffice/4/user/template/Basic.ott" meta:date="2025-12-05T13:00:44.839747700"/>
  </office:meta>
</office:document-meta>
</file>